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2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it.en</text:p>
          </table:table-cell>
          <table:table-cell office:value-type="float" office:value="0.192450089729875" calcext:value-type="float">
            <text:p>0.192450089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de.it</text:p>
          </table:table-cell>
          <table:table-cell office:value-type="float" office:value="0.267261241912424" calcext:value-type="float">
            <text:p>0.267261241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.29885057471264" calcext:value-type="float">
            <text:p>2.2988505747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rgularia media</text:p>
          </table:table-cell>
          <table:table-cell office:value-type="string" calcext:value-type="string">
            <text:p>it.en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fr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it.fr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it.fr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de.it</text:p>
          </table:table-cell>
          <table:table-cell office:value-type="float" office:value="0.370624658330551" calcext:value-type="float">
            <text:p>0.370624658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fr</text:p>
          </table:table-cell>
          <table:table-cell office:value-type="float" office:value="0.387298334620742" calcext:value-type="float">
            <text:p>0.387298334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rgularia media</text:p>
          </table:table-cell>
          <table:table-cell office:value-type="string" calcext:value-type="string">
            <text:p>de.it</text:p>
          </table:table-cell>
          <table:table-cell office:value-type="float" office:value="0.421637021355784" calcext:value-type="float">
            <text:p>0.42163702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fr</text:p>
          </table:table-cell>
          <table:table-cell office:value-type="float" office:value="0.456014592700453" calcext:value-type="float">
            <text:p>0.45601459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42.8571428571429" calcext:value-type="float">
            <text:p>42.857142857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en</text:p>
          </table:table-cell>
          <table:table-cell office:value-type="float" office:value="0.490098029409803" calcext:value-type="float">
            <text:p>0.490098029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6.0869565217391" calcext:value-type="float">
            <text:p>26.086956521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e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1.6666666666667" calcext:value-type="float">
            <text:p>41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de.it</text:p>
          </table:table-cell>
          <table:table-cell office:value-type="float" office:value="0.505181485540923" calcext:value-type="float">
            <text:p>0.50518148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en</text:p>
          </table:table-cell>
          <table:table-cell office:value-type="float" office:value="0.520031433961152" calcext:value-type="float">
            <text:p>0.52003143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fr</text:p>
          </table:table-cell>
          <table:table-cell office:value-type="float" office:value="0.563436169819011" calcext:value-type="float">
            <text:p>0.56343616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de.it</text:p>
          </table:table-cell>
          <table:table-cell office:value-type="float" office:value="0.577350269189626" calcext:value-type="float">
            <text:p>0.577350269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7.5" calcext:value-type="float">
            <text:p>37.5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en</text:p>
          </table:table-cell>
          <table:table-cell office:value-type="float" office:value="0.577350269189626" calcext:value-type="float">
            <text:p>0.577350269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6.3157894736842" calcext:value-type="float">
            <text:p>26.31578947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en</text:p>
          </table:table-cell>
          <table:table-cell office:value-type="float" office:value="0.709208143266975" calcext:value-type="float">
            <text:p>0.709208143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de.it</text:p>
          </table:table-cell>
          <table:table-cell office:value-type="float" office:value="0.816496580927726" calcext:value-type="float">
            <text:p>0.8164965809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.12820512820513" calcext:value-type="float">
            <text:p>5.128205128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calcext:conditional-formats>
          <calcext:conditional-format calcext:target-range-address="Sheet1.A1:Sheet1.L27">
            <calcext:condition calcext:apply-style-name="Untitled1" calcext:value="=&quot;yes&quot;" calcext:base-cell-address="Sheet1.A1"/>
            <calcext:condition calcext:apply-style-name="Untitled2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2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1:10:57.174308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1:14:06.592197164</dc:date>
    <meta:generator>LibreOffice/4.2.8.2$Linux_X86_64 LibreOffice_project/420m0$Build-2</meta:generator>
    <meta:editing-duration>PT1H8M40S</meta:editing-duration>
    <meta:editing-cycles>6</meta:editing-cycles>
    <meta:document-statistic meta:table-count="1" meta:cell-count="324" meta:object-count="0"/>
  </office:meta>
</office:document-meta>
</file>